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/>
    </style:style>
    <style:style style:name="P2" style:family="paragraph" style:parent-style-name="Preformatted_20_Text">
      <style:paragraph-properties fo:margin-top="0cm" fo:margin-bottom="0.499cm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 style:list-style-name="L5"/>
    <style:style style:name="P5" style:family="paragraph" style:parent-style-name="Preformatted_20_Text" style:list-style-name="L8"/>
    <style:style style:name="P6" style:family="paragraph" style:parent-style-name="Preformatted_20_Text" style:list-style-name="L9"/>
    <style:style style:name="P7" style:family="paragraph" style:parent-style-name="Preformatted_20_Text">
      <style:paragraph-properties style:writing-mode="lr-tb"/>
    </style:style>
    <style:style style:name="P8" style:family="paragraph" style:parent-style-name="Preformatted_20_Text" style:list-style-name="L5">
      <style:paragraph-properties style:writing-mode="lr-tb"/>
    </style:style>
    <style:style style:name="P9" style:family="paragraph" style:parent-style-name="Preformatted_20_Text">
      <style:paragraph-properties fo:margin-top="0cm" fo:margin-bottom="0.499cm" style:writing-mode="lr-tb"/>
    </style:style>
    <style:style style:name="P10" style:family="paragraph" style:parent-style-name="Preformatted_20_Text" style:list-style-name="L5">
      <style:paragraph-properties fo:margin-top="0cm" fo:margin-bottom="0.499cm" style:writing-mode="lr-tb"/>
    </style:style>
    <style:style style:name="P11" style:family="paragraph" style:parent-style-name="Preformatted_20_Text" style:list-style-name="L8">
      <style:paragraph-properties fo:margin-top="0cm" fo:margin-bottom="0.499cm" style:writing-mode="lr-tb"/>
    </style:style>
    <style:style style:name="P12" style:family="paragraph" style:parent-style-name="Preformatted_20_Text" style:list-style-name="L9">
      <style:paragraph-properties fo:margin-top="0cm" fo:margin-bottom="0.499cm" style:writing-mode="lr-tb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5"/>
    <style:style style:name="P18" style:family="paragraph" style:parent-style-name="Text_20_body" style:list-style-name="L6"/>
    <style:style style:name="P19" style:family="paragraph" style:parent-style-name="Text_20_body" style:list-style-name="L7"/>
    <style:style style:name="P20" style:family="paragraph" style:parent-style-name="Text_20_body" style:list-style-name="L8"/>
    <style:style style:name="P21" style:family="paragraph" style:parent-style-name="Text_20_body" style:list-style-name="L9"/>
    <style:style style:name="P22" style:family="paragraph" style:parent-style-name="Text_20_body" style:list-style-name="L10"/>
    <style:style style:name="P23" style:family="paragraph" style:parent-style-name="Text_20_body" style:list-style-name="L2">
      <style:paragraph-properties fo:margin-top="0cm" fo:margin-bottom="0cm"/>
    </style:style>
    <style:style style:name="P24" style:family="paragraph" style:parent-style-name="Text_20_body" style:list-style-name="L3">
      <style:paragraph-properties fo:margin-top="0cm" fo:margin-bottom="0cm"/>
    </style:style>
    <style:style style:name="P25" style:family="paragraph" style:parent-style-name="Text_20_body" style:list-style-name="L5">
      <style:paragraph-properties fo:margin-top="0cm" fo:margin-bottom="0cm"/>
    </style:style>
    <style:style style:name="P26" style:family="paragraph" style:parent-style-name="Text_20_body" style:list-style-name="L6">
      <style:paragraph-properties fo:margin-top="0cm" fo:margin-bottom="0cm"/>
    </style:style>
    <style:style style:name="P27" style:family="paragraph" style:parent-style-name="Text_20_body" style:list-style-name="L7">
      <style:paragraph-properties fo:margin-top="0cm" fo:margin-bottom="0cm"/>
    </style:style>
    <style:style style:name="P28" style:family="paragraph" style:parent-style-name="Text_20_body" style:list-style-name="L10">
      <style:paragraph-properties fo:margin-top="0cm" fo:margin-bottom="0cm"/>
    </style:style>
    <style:style style:name="T1" style:family="text">
      <style:text-properties style:language-asian="ko" style:country-asian="K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내</text:span>가 기존 html 방식으로 spring boot를 사용하면 브라우저에서 button을 통해 데이터를 입력하면 그 데이터가 controller dto service repository entity 를 통해 최종적으로 sql에 저장된다는 것을 이해했어. 이 방식으로 html을 통해 spring boot를 연습했어. 그렇다면 json 방식은 내가 어떤식으로 운영 할 수 있는지를 모르겠어. 만들어진 html을 비교해서 json으로 변화시키려는데, json은 어떻게 연습하면 좋을까?</text:p>
      <text:h text:style-name="Heading_20_6" text:outline-level="6">ChatGPT의 말:</text:h>
      <text:p text:style-name="Text_20_body"><draw:frame draw:style-name="fr1" draw:name="그림1" text:anchor-type="as-char" svg:width="2.117cm" svg:height="2.117cm" draw:z-index="0"><draw:image xlink:href="https://files.oaiusercontent.com/file-yOO0xA22YQbkjlS6bbbOEoLq?se=2123-12-03T08%3A51%3A10Z&amp;sp=r&amp;sv=2021-08-06&amp;sr=b&amp;rscc=max-age%3D1209600%2C%20immutable&amp;rscd=attachment%3B%20filename%3DGPTOnline%2520-%2520AI%2520Chatbot%2520%25281%2529.png&amp;sig=5tDDTiSbcEHQ/kQYN1K1VcEbQX%2BoJuuWrfmVJlXtoi0%3D" xlink:type="simple" xlink:show="embed" xlink:actuate="onLoad"/><svg:title>GPT</svg:title></draw:frame></text:p>
      <text:p text:style-name="Text_20_body">JSON 방식으로 데이터를 처리하는 방법은 HTML 폼 기반의 전통적인 방식과 다릅니다. 주로 <text:span text:style-name="Strong_20_Emphasis">AJAX</text:span>나 <text:span text:style-name="Strong_20_Emphasis">JavaScript</text:span>를 사용하여 클라이언트에서 서버로 데이터를 JSON 형식으로 전송하고, Spring Boot에서 이를 처리하는 방식입니다. 이 방법은 특히 REST API와 연계해서 많이 사용되며, SPA(Single Page Application)나 모바일 애플리케이션에서 일반적입니다.</text:p>
      <text:p text:style-name="Text_20_body">JSON 방식을 사용한 Spring Boot 연습의 전체 흐름을 이해하기 위해 다음과 같은 단계로 설명할 수 있습니다.</text:p>
      <text:h text:style-name="Heading_20_3" text:outline-level="3">1. HTML과 JavaScript(AJAX)로 JSON 전송</text:h>
      <text:p text:style-name="Text_20_body">전통적인 HTML 폼이 아닌, JavaScript를 사용해 데이터를 JSON 형식으로 서버로 전송해야 합니다. 이를 위해 <text:span text:style-name="Strong_20_Emphasis"><text:span text:style-name="Source_20_Text">fetch</text:span></text:span><text:span text:style-name="Strong_20_Emphasis"> API</text:span>나 <text:span text:style-name="Strong_20_Emphasis"><text:span text:style-name="Source_20_Text">Axios</text:span></text:span> 같은 도구를 사용할 수 있습니다.</text:p>
      <text:p text:style-name="Text_20_body">HTML 코드에서는 더 이상 <text:span text:style-name="Source_20_Text">form</text:span> 태그를 사용하지 않고, <text:span text:style-name="Source_20_Text">button</text:span> 클릭 시 JavaScript로 데이터를 전송하는 방식을 사용할 수 있습니다.</text:p>
      <text:h text:style-name="Heading_20_4" text:outline-level="4">예시 HTML (JSON 방식)</text:h>
      <text:p text:style-name="Preformatted_20_Text">html</text:p>
      <text:p text:style-name="Preformatted_20_Text">코드 복사</text:p>
      <text:p text:style-name="P3"><text:span text:style-name="Source_20_Text">&lt;!DOCTYPE html&gt;</text:span></text:p>
      <text:p text:style-name="P3"><text:span text:style-name="Source_20_Text">&lt;html lang="en"&gt;</text:span></text:p>
      <text:p text:style-name="P3"><text:span text:style-name="Source_20_Text">&lt;head&gt;</text:span></text:p>
      <text:p text:style-name="P3"><text:span text:style-name="Source_20_Text"><text:s text:c="4"/>&lt;meta charset="UTF-8"&gt;</text:span></text:p>
      <text:p text:style-name="P3"><text:span text:style-name="Source_20_Text"><text:s text:c="4"/>&lt;meta name="viewport" content="width=device-width, initial-scale=1.0"&gt;</text:span></text:p>
      <text:p text:style-name="P3"><text:span text:style-name="Source_20_Text"><text:s text:c="4"/>&lt;title&gt;JSON 방식 예제&lt;/title&gt;</text:span></text:p>
      <text:p text:style-name="P3"><text:span text:style-name="Source_20_Text">&lt;/head&gt;</text:span></text:p>
      <text:p text:style-name="P3"><text:span text:style-name="Source_20_Text">&lt;body&gt;</text:span></text:p>
      <text:p text:style-name="P3"><text:span text:style-name="Source_20_Text"><text:s text:c="4"/>&lt;h4&gt;아이디&lt;/h4&gt;</text:span></text:p>
      <text:p text:style-name="P3"><text:span text:style-name="Source_20_Text"><text:s text:c="4"/>&lt;input id="username" type="text" placeholder="아이디를 입력하세요"&gt;</text:span></text:p>
      <text:p text:style-name="P3"><text:span text:style-name="Source_20_Text"><text:s text:c="4"/></text:span></text:p>
      <text:p text:style-name="P3"><text:span text:style-name="Source_20_Text"><text:s text:c="4"/>&lt;h4&gt;비밀번호&lt;/h4&gt;</text:span></text:p>
      <text:p text:style-name="P3"><text:span text:style-name="Source_20_Text"><text:s text:c="4"/>&lt;input id="password" type="password" placeholder="비밀번호를 입력하세요"&gt;</text:span></text:p>
      <text:p text:style-name="P3"><text:span text:style-name="Source_20_Text"><text:s text:c="4"/></text:span></text:p>
      <text:p text:style-name="P3"><text:span text:style-name="Source_20_Text"><text:s text:c="4"/>&lt;h4&gt;이메일&lt;/h4&gt;</text:span></text:p>
      <text:p text:style-name="P3"><text:span text:style-name="Source_20_Text"><text:s text:c="4"/>&lt;input id="email" type="email" placeholder="이메일을 입력하세요"&gt;</text:span></text:p>
      <text:p text:style-name="P3"/>
      <text:p text:style-name="P3"><text:span text:style-name="Source_20_Text"><text:s text:c="4"/>&lt;button onclick="sendData()"&gt;가입&lt;/button&gt;</text:span></text:p>
      <text:p text:style-name="P3"/>
      <text:p text:style-name="P3"><text:soft-page-break/><text:span text:style-name="Source_20_Text"><text:s text:c="4"/>&lt;script&gt;</text:span></text:p>
      <text:p text:style-name="P3"><text:span text:style-name="Source_20_Text"><text:s text:c="8"/>function sendData() {</text:span></text:p>
      <text:p text:style-name="P3"><text:span text:style-name="Source_20_Text"><text:s text:c="12"/>const data = {</text:span></text:p>
      <text:p text:style-name="P3"><text:span text:style-name="Source_20_Text"><text:s text:c="16"/>username: document.getElementById('username').value,</text:span></text:p>
      <text:p text:style-name="P3"><text:span text:style-name="Source_20_Text"><text:s text:c="16"/>password: document.getElementById('password').value,</text:span></text:p>
      <text:p text:style-name="P3"><text:span text:style-name="Source_20_Text"><text:s text:c="16"/>email: document.getElementById('email').value</text:span></text:p>
      <text:p text:style-name="P3"><text:span text:style-name="Source_20_Text"><text:s text:c="12"/>};</text:span></text:p>
      <text:p text:style-name="P3"/>
      <text:p text:style-name="P3"><text:span text:style-name="Source_20_Text"><text:s text:c="12"/>fetch('/user/register', {</text:span></text:p>
      <text:p text:style-name="P3"><text:span text:style-name="Source_20_Text"><text:s text:c="16"/>method: 'POST',</text:span></text:p>
      <text:p text:style-name="P3"><text:span text:style-name="Source_20_Text"><text:s text:c="16"/>headers: {</text:span></text:p>
      <text:p text:style-name="P3"><text:span text:style-name="Source_20_Text"><text:s text:c="20"/>'Content-Type': 'application/json'</text:span></text:p>
      <text:p text:style-name="P3"><text:span text:style-name="Source_20_Text"><text:s text:c="16"/>},</text:span></text:p>
      <text:p text:style-name="P3"><text:span text:style-name="Source_20_Text"><text:s text:c="16"/>body: JSON.stringify(data)</text:span></text:p>
      <text:p text:style-name="P3"><text:span text:style-name="Source_20_Text"><text:s text:c="12"/>})</text:span></text:p>
      <text:p text:style-name="P3"><text:span text:style-name="Source_20_Text"><text:s text:c="12"/>.then(response =&gt; response.json())</text:span></text:p>
      <text:p text:style-name="P3"><text:span text:style-name="Source_20_Text"><text:s text:c="12"/>.then(data =&gt; {</text:span></text:p>
      <text:p text:style-name="P3"><text:span text:style-name="Source_20_Text"><text:s text:c="16"/>console.log('Success:', data);</text:span></text:p>
      <text:p text:style-name="P3"><text:span text:style-name="Source_20_Text"><text:s text:c="12"/>})</text:span></text:p>
      <text:p text:style-name="P3"><text:span text:style-name="Source_20_Text"><text:s text:c="12"/>.catch((error) =&gt; {</text:span></text:p>
      <text:p text:style-name="P3"><text:span text:style-name="Source_20_Text"><text:s text:c="16"/>console.error('Error:', error);</text:span></text:p>
      <text:p text:style-name="P3"><text:span text:style-name="Source_20_Text"><text:s text:c="12"/>});</text:span></text:p>
      <text:p text:style-name="P3"><text:span text:style-name="Source_20_Text"><text:s text:c="8"/>}</text:span></text:p>
      <text:p text:style-name="P3"><text:span text:style-name="Source_20_Text"><text:s text:c="4"/>&lt;/script&gt;</text:span></text:p>
      <text:p text:style-name="P3"><text:span text:style-name="Source_20_Text">&lt;/body&gt;</text:span></text:p>
      <text:p text:style-name="P2"><text:span text:style-name="Source_20_Text">&lt;/html&gt;</text:span></text:p>
      <text:h text:style-name="Heading_20_3" text:outline-level="3">2. Spring Boot 컨트롤러 (JSON 방식)</text:h>
      <text:p text:style-name="Text_20_body">JSON 형식의 데이터를 받기 위해서는 **<text:span text:style-name="Source_20_Text">@RequestBody</text:span>**를 사용하여 데이터를 처리해야 합니다.</text:p>
      <text:h text:style-name="Heading_20_4" text:outline-level="4">예시 컨트롤러</text:h>
      <text:p text:style-name="Preformatted_20_Text">java</text:p>
      <text:p text:style-name="Preformatted_20_Text">코드 복사</text:p>
      <text:p text:style-name="P3"><text:span text:style-name="Source_20_Text">@PostMapping("/user/register")</text:span></text:p>
      <text:p text:style-name="P3"><text:span text:style-name="Source_20_Text">public ResponseEntity&lt;String&gt; registerUser(@RequestBody UserDTO userDTO) {</text:span></text:p>
      <text:p text:style-name="P3"><text:span text:style-name="Source_20_Text"><text:s text:c="4"/>userService.userAdd(userDTO);</text:span></text:p>
      <text:p text:style-name="P3"><text:span text:style-name="Source_20_Text"><text:s text:c="4"/>return ResponseEntity.ok("User registered successfully");</text:span></text:p>
      <text:p text:style-name="P2"><text:span text:style-name="Source_20_Text">}</text:span></text:p>
      <text:list xml:id="list5430825044704561507" text:style-name="L1">
        <text:list-item>
          <text:p text:style-name="P13">**<text:span text:style-name="Source_20_Text">@RequestBody</text:span>**는 JSON 데이터를 자동으로 파싱하여 <text:span text:style-name="Source_20_Text">UserDTO</text:span> 객체로 바인딩합니다.</text:p>
        </text:list-item>
      </text:list>
      <text:h text:style-name="Heading_20_3" text:outline-level="3">3. DTO, 서비스, 리포지토리, 엔티티 설정 (HTML 방식과 동일)</text:h>
      <text:p text:style-name="Text_20_body"><text:span text:style-name="Strong_20_Emphasis">DTO, 서비스, 리포지토리, 엔티티</text:span> 부분은 전통적인 HTML 폼 방식과 동일하게 작성합니다. 이 부분은 변경이 없습니다. 단지 클라이언트에서 JSON 데이터를 보내고, 서버에서 이를 파싱하여 사용하는 것만 다를 뿐입니다.</text:p>
      <text:h text:style-name="Heading_20_4" text:outline-level="4"><text:soft-page-break/>DTO 예시</text:h>
      <text:p text:style-name="Preformatted_20_Text">java</text:p>
      <text:p text:style-name="Preformatted_20_Text">코드 복사</text:p>
      <text:p text:style-name="P3"><text:span text:style-name="Source_20_Text">public class UserDTO {</text:span></text:p>
      <text:p text:style-name="P3"><text:span text:style-name="Source_20_Text"><text:s text:c="4"/>private String username;</text:span></text:p>
      <text:p text:style-name="P3"><text:span text:style-name="Source_20_Text"><text:s text:c="4"/>private String password;</text:span></text:p>
      <text:p text:style-name="P3"><text:span text:style-name="Source_20_Text"><text:s text:c="4"/>private String email;</text:span></text:p>
      <text:p text:style-name="P3"/>
      <text:p text:style-name="P3"><text:span text:style-name="Source_20_Text"><text:s text:c="4"/>// Getters and Setters</text:span></text:p>
      <text:p text:style-name="P2"><text:span text:style-name="Source_20_Text">}</text:span></text:p>
      <text:h text:style-name="Heading_20_3" text:outline-level="3">4. 데이터베이스에 저장 (서비스, 리포지토리)</text:h>
      <text:p text:style-name="Text_20_body"><text:span text:style-name="Source_20_Text">Service</text:span>와 <text:span text:style-name="Source_20_Text">Repository</text:span> 부분은 기존과 동일하게 작성할 수 있습니다. 예를 들어, 서비스에서 <text:span text:style-name="Source_20_Text">userAdd()</text:span> 메서드를 사용해 리포지토리를 통해 데이터베이스에 저장합니다.</text:p>
      <text:p text:style-name="Preformatted_20_Text">java</text:p>
      <text:p text:style-name="Preformatted_20_Text">코드 복사</text:p>
      <text:p text:style-name="P3"><text:span text:style-name="Source_20_Text">@Service</text:span></text:p>
      <text:p text:style-name="P3"><text:span text:style-name="Source_20_Text">public class UserService {</text:span></text:p>
      <text:p text:style-name="P3"><text:span text:style-name="Source_20_Text"><text:s text:c="4"/>@Autowired</text:span></text:p>
      <text:p text:style-name="P3"><text:span text:style-name="Source_20_Text"><text:s text:c="4"/>private UserRepository userRepository;</text:span></text:p>
      <text:p text:style-name="P3"/>
      <text:p text:style-name="P3"><text:span text:style-name="Source_20_Text"><text:s text:c="4"/>public void userAdd(UserDTO userDTO) {</text:span></text:p>
      <text:p text:style-name="P3"><text:span text:style-name="Source_20_Text"><text:s text:c="8"/>User user = new User();</text:span></text:p>
      <text:p text:style-name="P3"><text:span text:style-name="Source_20_Text"><text:s text:c="8"/>user.setUsername(userDTO.getUsername());</text:span></text:p>
      <text:p text:style-name="P3"><text:span text:style-name="Source_20_Text"><text:s text:c="8"/>user.setPassword(userDTO.getPassword());</text:span></text:p>
      <text:p text:style-name="P3"><text:span text:style-name="Source_20_Text"><text:s text:c="8"/>user.setEmail(userDTO.getEmail());</text:span></text:p>
      <text:p text:style-name="P3"><text:span text:style-name="Source_20_Text"><text:s text:c="8"/>userRepository.save(user);</text:span></text:p>
      <text:p text:style-name="P3"><text:span text:style-name="Source_20_Text"><text:s text:c="4"/>}</text:span></text:p>
      <text:p text:style-name="P2"><text:span text:style-name="Source_20_Text">}</text:span></text:p>
      <text:h text:style-name="Heading_20_3" text:outline-level="3">5. 연습 방법</text:h>
      <text:p text:style-name="Text_20_body">JSON 방식으로 연습하는 방법은 다음과 같습니다:</text:p>
      <text:list xml:id="list3114740924785476962" text:style-name="L2">
        <text:list-item>
          <text:p text:style-name="P23"><text:span text:style-name="Strong_20_Emphasis">JavaScript로 데이터 전송 연습</text:span>: <text:span text:style-name="Source_20_Text">fetch</text:span>나 <text:span text:style-name="Source_20_Text">Axios</text:span> 같은 JavaScript API를 사용하여 서버로 데이터를 보내고 응답받는 것을 연습하세요.</text:p>
        </text:list-item>
        <text:list-item>
          <text:p text:style-name="P23"><text:span text:style-name="Strong_20_Emphasis">Spring Boot 컨트롤러에서 JSON 데이터 처리</text:span>: <text:span text:style-name="Source_20_Text">@RequestBody</text:span>를 사용하여 클라이언트에서 보낸 JSON 데이터를 처리하고, 응답을 보낼 수 있도록 연습합니다.</text:p>
        </text:list-item>
        <text:list-item>
          <text:p text:style-name="P23"><text:span text:style-name="Strong_20_Emphasis">API 테스트 도구 사용</text:span>: <text:span text:style-name="Source_20_Text">Postman</text:span> 또는 <text:span text:style-name="Source_20_Text">curl</text:span> 같은 도구로 JSON API를 테스트하면서 서버가 제대로 응답하는지 확인할 수 있습니다.</text:p>
        </text:list-item>
        <text:list-item>
          <text:p text:style-name="P14"><text:span text:style-name="Strong_20_Emphasis">데이터베이스 연동</text:span>: JSON 데이터가 최종적으로 데이터베이스에 잘 저장되는지 확인하는 과정을 반복해 봅니다.</text:p>
        </text:list-item>
      </text:list>
      <text:p text:style-name="Text_20_body">이 과정을 통해 REST API 기반의 JSON 방식 통신을 연습하고 이해할 수 있습니다. JSON 방식을 익히면, 프론트엔드와 백엔드가 분리된 구조로도 확장할 수 있습니다.</text:p>
      <text:p text:style-name="Standard"><text:line-break/><text:line-break/><text:line-break/><text:line-break/><text:soft-page-break/>예시 HTML (JSON 방식) 에서 form 형식으로 url로 보내지 않는다는 것을 알았는데. 그럼 버튼을 누르면 어디로 가? 그리고 &lt;script&gt;부터 각 기능을 설명해줘</text:p>
      <text:h text:style-name="Heading_20_6" text:outline-level="6">ChatGPT의 말:</text:h>
      <text:p text:style-name="Text_20_body"><draw:frame draw:style-name="fr1" draw:name="그림2" text:anchor-type="as-char" svg:width="2.117cm" svg:height="2.117cm" draw:z-index="1"><draw:image xlink:href="https://files.oaiusercontent.com/file-yOO0xA22YQbkjlS6bbbOEoLq?se=2123-12-03T08%3A51%3A10Z&amp;sp=r&amp;sv=2021-08-06&amp;sr=b&amp;rscc=max-age%3D1209600%2C%20immutable&amp;rscd=attachment%3B%20filename%3DGPTOnline%2520-%2520AI%2520Chatbot%2520%25281%2529.png&amp;sig=5tDDTiSbcEHQ/kQYN1K1VcEbQX%2BoJuuWrfmVJlXtoi0%3D" xlink:type="simple" xlink:show="embed" xlink:actuate="onLoad"/><svg:title>GPT</svg:title></draw:frame></text:p>
      <text:p text:style-name="Text_20_body">HTML (JSON 방식)에서 <text:span text:style-name="Strong_20_Emphasis">form</text:span> 태그를 사용하지 않고 버튼을 눌렀을 때, 데이터를 서버로 직접 <text:span text:style-name="Strong_20_Emphasis">JavaScript</text:span> 코드로 보내게 됩니다. 이 경우 <text:span text:style-name="Strong_20_Emphasis">페이지 리로드</text:span> 없이 비동기 방식으로 데이터 전송이 이루어지며, 브라우저에서 "다른 페이지로 이동"하지 않습니다. 사용자가 버튼을 누르면 <text:span text:style-name="Strong_20_Emphasis">JavaScript 코드</text:span>가 실행되어, 데이터가 특정 URL(예: <text:span text:style-name="Source_20_Text">/user/register</text:span>)로 <text:span text:style-name="Strong_20_Emphasis">AJAX 요청</text:span>을 통해 전송됩니다.</text:p>
      <text:p text:style-name="Text_20_body">이제 <text:span text:style-name="Source_20_Text">&lt;script&gt;</text:span> 부분부터 하나씩 기능을 설명하겠습니다.</text:p>
      <text:h text:style-name="Heading_20_3" text:outline-level="3">HTML 예시</text:h>
      <text:p text:style-name="Preformatted_20_Text">html</text:p>
      <text:p text:style-name="Preformatted_20_Text">코드 복사</text:p>
      <text:p text:style-name="P3"><text:span text:style-name="Source_20_Text">&lt;button onclick="sendData()"&gt;가입&lt;/button&gt;</text:span></text:p>
      <text:p text:style-name="P3"/>
      <text:p text:style-name="P3"><text:span text:style-name="Source_20_Text">&lt;script&gt;</text:span></text:p>
      <text:p text:style-name="P3"><text:span text:style-name="Source_20_Text"><text:s text:c="4"/>function sendData() {</text:span></text:p>
      <text:p text:style-name="P3"><text:span text:style-name="Source_20_Text"><text:s text:c="8"/>const data = {</text:span></text:p>
      <text:p text:style-name="P3"><text:span text:style-name="Source_20_Text"><text:s text:c="12"/>username: document.getElementById('username').value,</text:span></text:p>
      <text:p text:style-name="P3"><text:span text:style-name="Source_20_Text"><text:s text:c="12"/>password: document.getElementById('password').value,</text:span></text:p>
      <text:p text:style-name="P3"><text:span text:style-name="Source_20_Text"><text:s text:c="12"/>email: document.getElementById('email').value</text:span></text:p>
      <text:p text:style-name="P3"><text:span text:style-name="Source_20_Text"><text:s text:c="8"/>};</text:span></text:p>
      <text:p text:style-name="P3"/>
      <text:p text:style-name="P3"><text:span text:style-name="Source_20_Text"><text:s text:c="8"/>fetch('/user/register', {</text:span></text:p>
      <text:p text:style-name="P3"><text:span text:style-name="Source_20_Text"><text:s text:c="12"/>method: 'POST',</text:span></text:p>
      <text:p text:style-name="P3"><text:span text:style-name="Source_20_Text"><text:s text:c="12"/>headers: {</text:span></text:p>
      <text:p text:style-name="P3"><text:span text:style-name="Source_20_Text"><text:s text:c="16"/>'Content-Type': 'application/json'</text:span></text:p>
      <text:p text:style-name="P3"><text:span text:style-name="Source_20_Text"><text:s text:c="12"/>},</text:span></text:p>
      <text:p text:style-name="P3"><text:span text:style-name="Source_20_Text"><text:s text:c="12"/>body: JSON.stringify(data)</text:span></text:p>
      <text:p text:style-name="P3"><text:span text:style-name="Source_20_Text"><text:s text:c="8"/>})</text:span></text:p>
      <text:p text:style-name="P3"><text:span text:style-name="Source_20_Text"><text:s text:c="8"/>.then(response =&gt; response.json())</text:span></text:p>
      <text:p text:style-name="P3"><text:span text:style-name="Source_20_Text"><text:s text:c="8"/>.then(data =&gt; {</text:span></text:p>
      <text:p text:style-name="P3"><text:span text:style-name="Source_20_Text"><text:s text:c="12"/>console.log('Success:', data);</text:span></text:p>
      <text:p text:style-name="P3"><text:span text:style-name="Source_20_Text"><text:s text:c="8"/>})</text:span></text:p>
      <text:p text:style-name="P3"><text:span text:style-name="Source_20_Text"><text:s text:c="8"/>.catch((error) =&gt; {</text:span></text:p>
      <text:p text:style-name="P3"><text:span text:style-name="Source_20_Text"><text:s text:c="12"/>console.error('Error:', error);</text:span></text:p>
      <text:p text:style-name="P3"><text:span text:style-name="Source_20_Text"><text:s text:c="8"/>});</text:span></text:p>
      <text:p text:style-name="P3"><text:span text:style-name="Source_20_Text"><text:s text:c="4"/>}</text:span></text:p>
      <text:p text:style-name="P2"><text:span text:style-name="Source_20_Text">&lt;/script&gt;</text:span></text:p>
      <text:h text:style-name="Heading_20_3" text:outline-level="3">1. <text:span text:style-name="Source_20_Text">button onclick="sendData()"</text:span></text:h>
      <text:list xml:id="list2853240526579370679" text:style-name="L3">
        <text:list-item>
          <text:p text:style-name="P24"><text:span text:style-name="Strong_20_Emphasis"><text:span text:style-name="Source_20_Text">&lt;button&gt;</text:span></text:span><text:span text:style-name="Strong_20_Emphasis"> 태그</text:span>에 <text:span text:style-name="Source_20_Text">onclick="sendData()"</text:span> 속성이 있습니다. 이는 사용자가 버튼을 클릭하면 **<text:span text:style-name="Source_20_Text">sendData()</text:span>**라는 JavaScript 함수를 호출하겠다는 의미입니다.</text:p>
        </text:list-item>
        <text:list-item>
          <text:p text:style-name="P15"><text:soft-page-break/>클릭하면 <text:span text:style-name="Strong_20_Emphasis"><text:span text:style-name="Source_20_Text">sendData()</text:span></text:span> 함수가 실행됩니다.</text:p>
        </text:list-item>
      </text:list>
      <text:h text:style-name="Heading_20_3" text:outline-level="3">2. <text:span text:style-name="Source_20_Text">function sendData()</text:span></text:h>
      <text:list xml:id="list1674486019174827207" text:style-name="L4">
        <text:list-item>
          <text:p text:style-name="P16"><text:span text:style-name="Source_20_Text">sendData()</text:span> 함수는 버튼이 클릭될 때 실행되는 함수입니다. 이 함수는 데이터를 JSON 형식으로 서버에 보내는 일을 담당합니다.</text:p>
        </text:list-item>
      </text:list>
      <text:h text:style-name="Heading_20_3" text:outline-level="3">3. <text:span text:style-name="Source_20_Text">const data = {...}</text:span></text:h>
      <text:list xml:id="list7168792212704348014" text:style-name="L5">
        <text:list-item>
          <text:p text:style-name="P25"><text:span text:style-name="Source_20_Text">const data</text:span>는 <text:span text:style-name="Strong_20_Emphasis">객체</text:span>를 정의하는 부분입니다. 여기서는 사용자로부터 입력받은 <text:span text:style-name="Strong_20_Emphasis">아이디(username)</text:span>, <text:span text:style-name="Strong_20_Emphasis">비밀번호(password)</text:span>, <text:span text:style-name="Strong_20_Emphasis">이메일(email)</text:span> 값을 모아 <text:span text:style-name="Strong_20_Emphasis">JSON 객체</text:span>로 만듭니다.</text:p>
        </text:list-item>
        <text:list-item>
          <text:p text:style-name="P25"><text:span text:style-name="Source_20_Text">document.getElementById('username').value</text:span> 같은 코드는 HTML에서 특정 ID(예: <text:span text:style-name="Source_20_Text">username</text:span>)를 가진 입력 필드의 값을 가져오는 역할을 합니다.</text:p>
        </text:list-item>
        <text:list-item>
          <text:p text:style-name="P17"><text:span text:style-name="Source_20_Text">data</text:span> 객체는 다음과 같이 만들어집니다:</text:p>
          <text:p text:style-name="P4">json</text:p>
          <text:p text:style-name="P4">코드 복사</text:p>
          <text:p text:style-name="P8"><text:span text:style-name="Source_20_Text">{</text:span></text:p>
          <text:p text:style-name="P8"><text:span text:style-name="Source_20_Text"><text:s text:c="4"/>"username": "입력된 아이디",</text:span></text:p>
          <text:p text:style-name="P8"><text:span text:style-name="Source_20_Text"><text:s text:c="4"/>"password": "입력된 비밀번호",</text:span></text:p>
          <text:p text:style-name="P8"><text:span text:style-name="Source_20_Text"><text:s text:c="4"/>"email": "입력된 이메일"</text:span></text:p>
          <text:p text:style-name="P10"><text:span text:style-name="Source_20_Text">}</text:span></text:p>
        </text:list-item>
      </text:list>
      <text:h text:style-name="Heading_20_3" text:outline-level="3">4. <text:span text:style-name="Source_20_Text">fetch('/user/register', {...})</text:span></text:h>
      <text:list xml:id="list3216266488159334988" text:style-name="L6">
        <text:list-item>
          <text:p text:style-name="P18"><text:span text:style-name="Strong_20_Emphasis"><text:span text:style-name="Source_20_Text">fetch()</text:span></text:span> 함수는 <text:span text:style-name="Strong_20_Emphasis">AJAX</text:span> 요청을 보내는 최신 방식입니다. 여기서 <text:span text:style-name="Strong_20_Emphasis">비동기 HTTP 요청</text:span>을 보냅니다. 이때, 데이터를 JSON 형식으로 보내고, 서버로부터 응답을 받을 수 있습니다.</text:p>
        </text:list-item>
        <text:list-item>
          <text:p text:style-name="P18">첫 번째 인자로 <text:span text:style-name="Source_20_Text">/user/register</text:span>라는 URL을 전달합니다. 이 URL은 데이터를 보낼 <text:span text:style-name="Strong_20_Emphasis">목적지</text:span>입니다. 서버의 <text:span text:style-name="Strong_20_Emphasis">Spring Boot 컨트롤러</text:span>에서 <text:span text:style-name="Source_20_Text">/user/register</text:span> URL을 처리해야 합니다.</text:p>
        </text:list-item>
        <text:list-item>
          <text:p text:style-name="P18">두 번째 인자로는 <text:span text:style-name="Strong_20_Emphasis">옵션 객체</text:span>를 전달합니다. 이 객체는 요청의 방식을 정의합니다:</text:p>
          <text:list>
            <text:list-item>
              <text:p text:style-name="P26"><text:span text:style-name="Strong_20_Emphasis"><text:span text:style-name="Source_20_Text">method: 'POST'</text:span></text:span>: 이 부분은 서버에 데이터를 <text:span text:style-name="Strong_20_Emphasis">POST</text:span> 방식으로 보낸다는 뜻입니다. 주로 <text:span text:style-name="Strong_20_Emphasis">데이터 생성</text:span>에 사용됩니다.</text:p>
            </text:list-item>
            <text:list-item>
              <text:p text:style-name="P26"><text:span text:style-name="Strong_20_Emphasis"><text:span text:style-name="Source_20_Text">headers: {'Content-Type': 'application/json'}</text:span></text:span>: 요청의 <text:span text:style-name="Strong_20_Emphasis">헤더</text:span> 부분을 설정합니다. 여기서 <text:span text:style-name="Strong_20_Emphasis">Content-Type</text:span>을 **<text:span text:style-name="Source_20_Text">application/json</text:span>**으로 지정하여, 우리가 보내는 데이터가 JSON 형식임을 서버에 알립니다.</text:p>
            </text:list-item>
            <text:list-item>
              <text:p text:style-name="P18"><text:span text:style-name="Strong_20_Emphasis"><text:span text:style-name="Source_20_Text">body: JSON.stringify(data)</text:span></text:span>: 요청의 <text:span text:style-name="Strong_20_Emphasis">본문</text:span>에 보낼 데이터를 설정합니다. <text:span text:style-name="Source_20_Text">data</text:span> 객체를 **<text:span text:style-name="Source_20_Text">JSON.stringify()</text:span>**로 <text:span text:style-name="Strong_20_Emphasis">JSON 문자열</text:span>로 변환하여 서버에 보냅니다. 이는 서버가 해당 데이터를 JSON으로 해석할 수 있게 해줍니다.</text:p>
            </text:list-item>
          </text:list>
        </text:list-item>
      </text:list>
      <text:h text:style-name="Heading_20_3" text:outline-level="3">5. <text:span text:style-name="Source_20_Text">.then(response =&gt; response.json())</text:span></text:h>
      <text:list xml:id="list4748359012990200149" text:style-name="L7">
        <text:list-item>
          <text:p text:style-name="P27"><text:span text:style-name="Strong_20_Emphasis"><text:span text:style-name="Source_20_Text">fetch()</text:span></text:span> 함수는 <text:span text:style-name="Strong_20_Emphasis">Promise</text:span>를 반환합니다. <text:span text:style-name="Strong_20_Emphasis">비동기 처리</text:span>이므로, 서버로부터 응답이 올 때까지 기다렸다가 그 응답을 처리합니다.</text:p>
        </text:list-item>
        <text:list-item>
          <text:p text:style-name="P27">응답이 오면, 먼저 <text:span text:style-name="Strong_20_Emphasis"><text:span text:style-name="Source_20_Text">.then()</text:span></text:span> 메서드가 호출됩니다.</text:p>
          <text:list>
            <text:list-item>
              <text:p text:style-name="P19"><text:soft-page-break/><text:span text:style-name="Strong_20_Emphasis"><text:span text:style-name="Source_20_Text">response.json()</text:span></text:span>: 서버에서 받은 응답을 <text:span text:style-name="Strong_20_Emphasis">JSON 형식</text:span>으로 변환합니다. 이 함수 역시 <text:span text:style-name="Strong_20_Emphasis">Promise</text:span>를 반환하므로, 이 변환이 완료되면 그 다음 **<text:span text:style-name="Source_20_Text">.then()</text:span>**이 호출됩니다.</text:p>
            </text:list-item>
          </text:list>
        </text:list-item>
      </text:list>
      <text:h text:style-name="Heading_20_3" text:outline-level="3">6. <text:span text:style-name="Source_20_Text">.then(data =&gt; { console.log('Success:', data); })</text:span></text:h>
      <text:list xml:id="list5394216942461843084" text:style-name="L8">
        <text:list-item>
          <text:p text:style-name="P20">변환된 JSON 데이터를 **<text:span text:style-name="Source_20_Text">data</text:span>**라는 이름으로 전달받아 처리하는 부분입니다.</text:p>
        </text:list-item>
        <text:list-item>
          <text:p text:style-name="P20">여기서는 콘솔에 **<text:span text:style-name="Source_20_Text">Success:</text:span>**와 함께 서버로부터 받은 데이터를 출력합니다. 브라우저의 개발자 도구(F12)를 열고 <text:span text:style-name="Strong_20_Emphasis">콘솔</text:span> 탭에서 이 메시지를 확인할 수 있습니다.</text:p>
          <text:p text:style-name="P20">예시 출력:</text:p>
          <text:p text:style-name="P5">plaintext</text:p>
          <text:p text:style-name="P5">코드 복사</text:p>
          <text:p text:style-name="P11"><text:span text:style-name="Source_20_Text">Success: { "message": "User registered successfully" }</text:span></text:p>
        </text:list-item>
      </text:list>
      <text:h text:style-name="Heading_20_3" text:outline-level="3">7. <text:span text:style-name="Source_20_Text">.catch((error) =&gt; { console.error('Error:', error); })</text:span></text:h>
      <text:list xml:id="list6973053300610766181" text:style-name="L9">
        <text:list-item>
          <text:p text:style-name="P21">요청 중에 <text:span text:style-name="Strong_20_Emphasis">에러</text:span>가 발생하면 <text:span text:style-name="Strong_20_Emphasis"><text:span text:style-name="Source_20_Text">.catch()</text:span></text:span> 메서드가 호출됩니다.</text:p>
        </text:list-item>
        <text:list-item>
          <text:p text:style-name="P21">여기서는 **<text:span text:style-name="Source_20_Text">console.error()</text:span>**를 사용해 에러 내용을 콘솔에 출력합니다. 에러가 발생한 경우 개발자 도구에서 이를 확인할 수 있습니다.</text:p>
          <text:p text:style-name="P21">예시 에러 출력:</text:p>
          <text:p text:style-name="P6">plaintext</text:p>
          <text:p text:style-name="P6">코드 복사</text:p>
          <text:p text:style-name="P12"><text:span text:style-name="Source_20_Text">Error: TypeError: Failed to fetch</text:span></text:p>
        </text:list-item>
      </text:list>
      <text:p text:style-name="Horizontal_20_Line"/>
      <text:h text:style-name="Heading_20_3" text:outline-level="3">정리</text:h>
      <text:list xml:id="list4746598071679571318" text:style-name="L10">
        <text:list-item>
          <text:p text:style-name="P28"><text:span text:style-name="Strong_20_Emphasis">HTML 버튼</text:span>을 클릭하면 <text:span text:style-name="Strong_20_Emphasis">JavaScript 함수</text:span>가 실행되어, 사용자가 입력한 데이터를 JSON으로 변환해 <text:span text:style-name="Strong_20_Emphasis">비동기 방식</text:span>으로 서버에 전송합니다.</text:p>
        </text:list-item>
        <text:list-item>
          <text:p text:style-name="P28">**<text:span text:style-name="Source_20_Text">fetch()</text:span>**를 사용해 <text:span text:style-name="Strong_20_Emphasis">POST 요청</text:span>을 보내고, 서버의 응답을 처리하거나 에러가 발생하면 이를 콘솔에 출력합니다.</text:p>
        </text:list-item>
        <text:list-item>
          <text:p text:style-name="P22">이 방식은 페이지 이동 없이 데이터를 전송하고, 서버의 응답에 따라 동작을 제어할 수 있습니다.</text:p>
        </text:list-item>
      </text:list>
      <text:p text:style-name="Text_20_body">이 방법을 통해 JSON 방식으로 데이터를 전송하고, <text:span text:style-name="Strong_20_Emphasis">API 기반의 통신</text:span>을 연습할 수 있습니다. 비동기적이기 때문에 사용자 경험(UX)이 향상되며, 페이지 리로드 없이 서버와 데이터를 주고받을 수 있습니다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바탕1" style:font-size-asian="7pt" style:font-weight-asian="bold" style:font-name-complex="Arial1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바탕1" style:font-size-asian="12pt" style:font-weight-asian="bold" style:font-name-complex="Arial1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11T16:18:12.88</meta:creation-date>
    <dc:date>2024-09-11T16:46:51.11</dc:date>
    <meta:editing-duration>PT5M54S</meta:editing-duration>
    <meta:editing-cycles>3</meta:editing-cycles>
    <meta:generator>OpenOffice/4.1.15$Win32 OpenOffice.org_project/4115m2$Build-9813</meta:generator>
    <meta:document-statistic meta:table-count="0" meta:image-count="2" meta:object-count="0" meta:page-count="6" meta:paragraph-count="176" meta:word-count="2642" meta:character-count="7087"/>
  </office:meta>
</office:document-meta>
</file>